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1fa" officeooo:paragraph-rsid="000821fa"/>
    </style:style>
    <style:style style:name="P2" style:family="paragraph" style:parent-style-name="Standard">
      <style:text-properties officeooo:rsid="000821fa" officeooo:paragraph-rsid="000821fa"/>
    </style:style>
    <style:style style:name="P3" style:family="paragraph" style:parent-style-name="Standard">
      <style:text-properties officeooo:rsid="0009f1d0" officeooo:paragraph-rsid="0009f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curl -y</text:p>
      <text:p text:style-name="P1">sudo apt install <text:s/>libcurl4-openssl-dev</text:p>
      <text:p text:style-name="P3">install gcc</text:p>
      <text:p text:style-name="P3">use ./ourshell to open an executable file</text:p>
      <text:p text:style-name="P3">install scrot and all relevant dependenci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47:55.884412879</meta:creation-date>
    <dc:date>2025-03-12T08:44:36.035338836</dc:date>
    <meta:editing-duration>PT3H13M1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4" meta:character-count="157" meta:non-whitespace-character-count="137"/>
  </office:meta>
</office:document-meta>
</file>